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T2_6" style:family="text">
      <style:text-properties style:font-name="Times New Roman" style:font-name-asian="Times New Roman" style:font-name-complex="Times New Roman"/>
    </style:style>
    <style:style style:name="T2_7" style:family="text">
      <style:text-properties style:font-name="Times New Roman" style:font-name-asian="Times New Roman" style:font-name-complex="Times New Roman"/>
    </style:style>
    <style:style style:name="T2_8" style:family="text">
      <style:text-properties style:font-name="Times New Roman" style:font-name-asian="Times New Roman" style:font-name-complex="Times New Roman"/>
    </style:style>
    <style:style style:name="T2_9" style:family="text">
      <style:text-properties style:font-name="Times New Roman" style:font-name-asian="Times New Roman" style:font-name-complex="Times New Roman"/>
    </style:style>
    <style:style style:name="T2_10" style:family="text">
      <style:text-properties style:font-name="Times New Roman" style:font-name-asian="Times New Roman" style:font-name-complex="Times New Roman"/>
    </style:style>
    <style:style style:name="T2_11" style:family="text">
      <style:text-properties style:font-name="Times New Roman" style:font-name-asian="Times New Roman" style:font-name-complex="Times New Roman"/>
    </style:style>
    <style:style style:name="T2_12" style:family="text">
      <style:text-properties style:font-name="Times New Roman" style:font-name-asian="Times New Roman" style:font-name-complex="Times New Roman"/>
    </style:style>
    <style:style style:name="T2_13" style:family="text">
      <style:text-properties style:font-name="Times New Roman" style:font-name-asian="Times New Roman" style:font-name-complex="Times New Roman"/>
    </style:style>
    <style:style style:name="T2_14" style:family="text"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7.833cm" fo:margin-left="0cm"/>
    </style:style>
    <style:style style:name="Column1" style:family="table-column">
      <style:table-column-properties style:column-width="4.048cm"/>
    </style:style>
    <style:style style:name="Column2" style:family="table-column">
      <style:table-column-properties style:column-width="3.413cm"/>
    </style:style>
    <style:style style:name="Column3" style:family="table-column">
      <style:table-column-properties style:column-width="7.25cm"/>
    </style:style>
    <style:style style:name="Column4" style:family="table-column">
      <style:table-column-properties style:column-width="3.122cm"/>
    </style:style>
    <style:style style:name="Row1" style:family="table-row"/>
    <style:style style:name="Cell1" style:family="table-cell">
      <style:table-cell-properties fo:background-color="#3333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15%" fo:margin-top="0cm" fo:margin-bottom="0.106cm" fo:margin-left="0cm" fo:margin-right="0cm" fo:orphans="2" fo:widows="2" style:writing-mode="lr-tb"/>
    </style:style>
    <style:style style:name="T3_1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3333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-1.27cm" fo:line-height="115%" fo:margin-top="0cm" fo:margin-bottom="0.106cm" fo:margin-left="0cm" fo:margin-right="0cm" fo:orphans="2" fo:widows="2" style:writing-mode="lr-tb"/>
    </style:style>
    <style:style style:name="T4_1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3333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-1.27cm" fo:line-height="115%" fo:margin-top="0cm" fo:margin-bottom="0.106cm" fo:margin-left="0cm" fo:margin-right="0cm" fo:orphans="2" fo:widows="2" style:writing-mode="lr-tb"/>
    </style:style>
    <style:style style:name="T5_1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3333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right" fo:break-before="auto" fo:text-indent="-1.27cm" fo:line-height="115%" fo:margin-top="0cm" fo:margin-bottom="0.106cm" fo:margin-left="0cm" fo:margin-right="0cm" fo:orphans="2" fo:widows="2" style:writing-mode="lr-tb"/>
    </style:style>
    <style:style style:name="T6_1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right" fo:break-before="auto" fo:text-indent="-1.27cm" fo:line-height="115%" fo:margin-top="0cm" fo:margin-bottom="0.106cm" fo:margin-left="0cm" fo:margin-right="0cm" fo:orphans="2" fo:widows="2" style:writing-mode="lr-tb"/>
    </style:style>
    <style:style style:name="T7_1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fo:background-color="#333399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06cm" fo:margin-left="0.071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06cm" fo:margin-left="0.071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.106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.071cm" fo:line-height="115%" fo:margin-top="0cm" fo:margin-bottom="0.106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.071cm" fo:line-height="115%" fo:margin-top="0cm" fo:margin-bottom="0.106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-0.635cm" fo:line-height="115%" fo:margin-top="0cm" fo:margin-bottom="0.106cm" fo:margin-left="0.564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-0.635cm" fo:line-height="115%" fo:margin-top="0cm" fo:margin-bottom="0.106cm" fo:margin-left="0.564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-0.635cm" fo:line-height="115%" fo:margin-top="0cm" fo:margin-bottom="0.106cm" fo:margin-left="0.564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-0.635cm" fo:line-height="115%" fo:margin-top="0cm" fo:margin-bottom="0.106cm" fo:margin-left="0.564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.071cm" fo:line-height="115%" fo:margin-top="0cm" fo:margin-bottom="0.106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.071cm" fo:line-height="115%" fo:margin-top="0cm" fo:margin-bottom="0.106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06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15%" fo:margin-top="0cm" fo:margin-bottom="0.106cm" fo:margin-left="0.071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.071cm" fo:line-height="115%" fo:margin-top="0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PÊNDICE</text:span></text:p>
      <text:p text:style-name="P2"><text:span text:style-name="T2_1">O</text:span><text:span text:style-name="T2_2"><text:s/></text:span><text:span text:style-name="T2_3">formulário</text:span><text:span text:style-name="T2_4"><text:s/></text:span><text:span text:style-name="T2_5">deve</text:span><text:span text:style-name="T2_6"><text:s/></text:span><text:span text:style-name="T2_7">conter</text:span><text:span text:style-name="T2_8"><text:s/></text:span><text:span text:style-name="T2_9">os</text:span><text:span text:style-name="T2_10"><text:s/></text:span><text:span text:style-name="T2_11">seguintes</text:span><text:span text:style-name="T2_12"><text:s/></text:span><text:span text:style-name="T2_13">atributos</text:span><text:span text:style-name="T2_14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"><text:span text:style-name="T3_1">Nome</text:span><text:span text:style-name="T3_2"><text:s/></text:span><text:span text:style-name="T3_3">do</text:span><text:span text:style-name="T3_4"><text:s/></text:span><text:span text:style-name="T3_5">Campo</text:span></text:p>
          </table:table-cell>
          <table:table-cell table:style-name="Cell2">
            <text:p text:style-name="P4"><text:span text:style-name="T4_1">Tipo</text:span></text:p>
          </table:table-cell>
          <table:table-cell table:style-name="Cell3">
            <text:p text:style-name="P5"><text:span text:style-name="T5_1">Regras</text:span><text:span text:style-name="T5_2"><text:s/></text:span><text:span text:style-name="T5_3">de</text:span><text:span text:style-name="T5_4"><text:s/></text:span><text:span text:style-name="T5_5">Validação</text:span></text:p>
          </table:table-cell>
          <table:table-cell table:style-name="Cell4">
            <text:p text:style-name="P6"><text:span text:style-name="T6_1">Campos</text:span></text:p>
            <text:p text:style-name="P7"><text:span text:style-name="T7_1"><text:s/></text:span><text:span text:style-name="T7_2">Obrigatórios</text:span></text:p>
          </table:table-cell>
        </table:table-row>
        <table:table-row table:style-name="Row2">
          <table:table-cell table:style-name="Cell5">
            <text:p text:style-name="P8"><text:span text:style-name="T8_1">Nome</text:span></text:p>
          </table:table-cell>
          <table:table-cell table:style-name="Cell6">
            <text:p text:style-name="P9"><text:span text:style-name="T9_1">alfabético</text:span></text:p>
          </table:table-cell>
          <table:table-cell table:style-name="Cell7">
            <text:p text:style-name="P10"><text:span text:style-name="T10_1">Apenas</text:span><text:span text:style-name="T10_2"><text:s/></text:span><text:span text:style-name="T10_3">caracteres</text:span><text:span text:style-name="T10_4"><text:s/></text:span><text:span text:style-name="T10_5">alfabéticos</text:span></text:p>
          </table:table-cell>
          <table:table-cell table:style-name="Cell8">
            <text:p text:style-name="P11"><text:span text:style-name="T11_1"><text:s/></text:span><text:span text:style-name="T11_2">X</text:span></text:p>
          </table:table-cell>
        </table:table-row>
        <table:table-row table:style-name="Row3">
          <table:table-cell table:style-name="Cell9">
            <text:p text:style-name="P12"><text:span text:style-name="T12_1">MatrículaSIAPE</text:span></text:p>
          </table:table-cell>
          <table:table-cell table:style-name="Cell10">
            <text:p text:style-name="P13"><text:span text:style-name="T13_1">numérico</text:span></text:p>
          </table:table-cell>
          <table:table-cell table:style-name="Cell11">
            <text:p text:style-name="P14"><text:span text:style-name="T14_1">7<text:s/></text:span><text:span text:style-name="T14_2">dígitos</text:span></text:p>
          </table:table-cell>
          <table:table-cell table:style-name="Cell12">
            <text:p text:style-name="P15"><text:span text:style-name="T15_1">X</text:span></text:p>
          </table:table-cell>
        </table:table-row>
        <table:table-row table:style-name="Row4">
          <table:table-cell table:style-name="Cell13">
            <text:p text:style-name="P16"><text:span text:style-name="T16_1">Senha</text:span></text:p>
          </table:table-cell>
          <table:table-cell table:style-name="Cell14">
            <text:p text:style-name="P17"><text:span text:style-name="T17_1">alfanumérico</text:span></text:p>
          </table:table-cell>
          <table:table-cell table:style-name="Cell15">
            <text:p text:style-name="P18"><text:span text:style-name="T18_1">Conter</text:span><text:span text:style-name="T18_2"><text:s/>6<text:s/></text:span><text:span text:style-name="T18_3">caracteres</text:span></text:p>
          </table:table-cell>
          <table:table-cell table:style-name="Cell16">
            <text:p text:style-name="P19"><text:span text:style-name="T19_1"><text:s text:c="2"/></text:span><text:span text:style-name="T19_2">X</text:span></text:p>
          </table:table-cell>
        </table:table-row>
        <table:table-row table:style-name="Row5">
          <table:table-cell table:style-name="Cell17">
            <text:p text:style-name="P20"><text:span text:style-name="T20_1">Email</text:span><text:span text:style-name="T20_2"><text:s/></text:span><text:span text:style-name="T20_3">Institucional</text:span></text:p>
          </table:table-cell>
          <table:table-cell table:style-name="Cell18">
            <text:p text:style-name="P21"><text:span text:style-name="T21_1">alfanumérico</text:span></text:p>
          </table:table-cell>
          <table:table-cell table:style-name="Cell19">
            <text:p text:style-name="P22"><text:span text:style-name="T22_1">O</text:span><text:span text:style-name="T22_2"><text:s/></text:span><text:span text:style-name="T22_3">sistema</text:span><text:span text:style-name="T22_4"><text:s/></text:span><text:span text:style-name="T22_5">deve</text:span><text:span text:style-name="T22_6"><text:s/></text:span><text:span text:style-name="T22_7">conferir</text:span><text:span text:style-name="T22_8"><text:s/></text:span><text:span text:style-name="T22_9">se</text:span><text:span text:style-name="T22_10"><text:s/></text:span><text:span text:style-name="T22_11">há</text:span><text:span text:style-name="T22_12"><text:s/></text:span><text:span text:style-name="T22_13">um</text:span><text:span text:style-name="T22_14"><text:s/>@<text:s/></text:span><text:span text:style-name="T22_15">no</text:span><text:span text:style-name="T22_16"><text:s/></text:span><text:span text:style-name="T22_17">texto</text:span><text:span text:style-name="T22_18"><text:s/></text:span><text:span text:style-name="T22_19">descrito</text:span><text:span text:style-name="T22_20">.<text:s/></text:span><text:span text:style-name="T22_21">Opção</text:span><text:span text:style-name="T22_22"><text:s/></text:span><text:span text:style-name="T22_23">mais</text:span><text:span text:style-name="T22_24"><text:s/></text:span><text:span text:style-name="T22_25">avançada</text:span><text:span text:style-name="T22_26">:<text:s/></text:span><text:span text:style-name="T22_27">depois</text:span><text:span text:style-name="T22_28"><text:s/></text:span><text:span text:style-name="T22_29">do</text:span><text:span text:style-name="T22_30"><text:s/>@<text:s/></text:span><text:span text:style-name="T22_31">tem</text:span><text:span text:style-name="T22_32"><text:s/></text:span><text:span text:style-name="T22_33">de</text:span><text:span text:style-name="T22_34"><text:s/></text:span><text:span text:style-name="T22_35">existir</text:span><text:span text:style-name="T22_36"><text:s/>8<text:s/></text:span><text:span text:style-name="T22_37">caracteres</text:span><text:span text:style-name="T22_38"><text:s/></text:span><text:span text:style-name="T22_39">antes</text:span><text:span text:style-name="T22_40"><text:s/></text:span><text:span text:style-name="T22_41">do</text:span><text:span text:style-name="T22_42"><text:s/></text:span><text:span text:style-name="T22_43">ponto</text:span><text:span text:style-name="T22_44">,<text:s/></text:span><text:span text:style-name="T22_45">depois</text:span><text:span text:style-name="T22_46"><text:s/>4<text:s/></text:span><text:span text:style-name="T22_47">caracteres</text:span><text:span text:style-name="T22_48"><text:s/>+<text:s/></text:span><text:span text:style-name="T22_49">ponto</text:span><text:span text:style-name="T22_50">,<text:s/></text:span><text:span text:style-name="T22_51">depois</text:span><text:span text:style-name="T22_52"><text:s/>3<text:s/></text:span><text:span text:style-name="T22_53">caracteres</text:span><text:span text:style-name="T22_54"><text:s/>+<text:s/></text:span><text:span text:style-name="T22_55">ponto</text:span><text:span text:style-name="T22_56">,<text:s/></text:span><text:span text:style-name="T22_57">depois</text:span><text:span text:style-name="T22_58"><text:s/>2<text:s/></text:span><text:span text:style-name="T22_59">caracteres</text:span><text:span text:style-name="T22_60">,<text:s/></text:span><text:span text:style-name="T22_61">isso</text:span><text:span text:style-name="T22_62"><text:s/></text:span><text:span text:style-name="T22_63">valida</text:span><text:span text:style-name="T22_64"><text:s/>.....@</text:span><text:span text:style-name="T22_65">restinga</text:span><text:span text:style-name="T22_66">.</text:span><text:span text:style-name="T22_67">ifrs</text:span><text:span text:style-name="T22_68">.</text:span><text:span text:style-name="T22_69">edu</text:span><text:span text:style-name="T22_70">.</text:span><text:span text:style-name="T22_71">br</text:span><text:span text:style-name="T22_72">,<text:s/></text:span><text:span text:style-name="T22_73">ainda</text:span><text:span text:style-name="T22_74"><text:s/></text:span><text:span text:style-name="T22_75">opcional</text:span><text:span text:style-name="T22_76">,<text:s/></text:span><text:span text:style-name="T22_77">antes</text:span><text:span text:style-name="T22_78"><text:s/></text:span><text:span text:style-name="T22_79">do</text:span><text:span text:style-name="T22_80"><text:s/>@<text:s/></text:span><text:span text:style-name="T22_81">ter</text:span><text:span text:style-name="T22_82"><text:s/>+<text:s/></text:span><text:span text:style-name="T22_83">de</text:span><text:span text:style-name="T22_84"><text:s/>3<text:s/></text:span><text:span text:style-name="T22_85">caracteres</text:span><text:span text:style-name="T22_86">.</text:span></text:p>
          </table:table-cell>
          <table:table-cell table:style-name="Cell20">
            <text:p text:style-name="P23"><text:span text:style-name="T23_1">X</text:span></text:p>
          </table:table-cell>
        </table:table-row>
        <table:table-row table:style-name="Row6">
          <table:table-cell table:style-name="Cell21">
            <text:p text:style-name="P24"><text:span text:style-name="T24_1">Perfil</text:span></text:p>
          </table:table-cell>
          <table:table-cell table:style-name="Cell22">
            <text:p text:style-name="P25"><text:span text:style-name="T25_1">alfabético</text:span></text:p>
          </table:table-cell>
          <table:table-cell table:style-name="Cell23">
            <text:p text:style-name="P26"><text:span text:style-name="T26_1">Opções</text:span><text:span text:style-name="T26_2">:<text:s/></text:span><text:span text:style-name="T26_3">administrado</text:span><text:span text:style-name="T26_4">,<text:s/></text:span><text:span text:style-name="T26_5">gabinete</text:span><text:span text:style-name="T26_6"><text:s/></text:span><text:span text:style-name="T26_7">e</text:span><text:span text:style-name="T26_8"><text:s/></text:span><text:span text:style-name="T26_9">servidor</text:span><text:span text:style-name="T26_10">.</text:span></text:p>
          </table:table-cell>
          <table:table-cell table:style-name="Cell24">
            <text:p text:style-name="P27"><text:span text:style-name="T27_1">X</text:span></text:p>
          </table:table-cell>
        </table:table-row>
        <table:table-row table:style-name="Row7">
          <table:table-cell table:style-name="Cell25">
            <text:p text:style-name="P28"><text:span text:style-name="T28_1">Sexo</text:span></text:p>
          </table:table-cell>
          <table:table-cell table:style-name="Cell26">
            <text:p text:style-name="P29"><text:span text:style-name="T29_1">Radio</text:span><text:span text:style-name="T29_2"><text:s/></text:span><text:span text:style-name="T29_3">Button</text:span></text:p>
          </table:table-cell>
          <table:table-cell table:style-name="Cell27">
            <text:p text:style-name="P30"><text:span text:style-name="T30_1">Opções</text:span><text:span text:style-name="T30_2"><text:s/>“</text:span><text:span text:style-name="T30_3">Masculino</text:span><text:span text:style-name="T30_4">”<text:s/></text:span><text:span text:style-name="T30_5">e</text:span><text:span text:style-name="T30_6"><text:s/>“</text:span><text:span text:style-name="T30_7">Feminino</text:span><text:span text:style-name="T30_8">”.</text:span></text:p>
          </table:table-cell>
          <table:table-cell table:style-name="Cell28">
            <text:p text:style-name="P31"/>
          </table:table-cell>
        </table:table-row>
        <table:table-row table:style-name="Row8">
          <table:table-cell table:style-name="Cell29">
            <text:p text:style-name="P32"><text:span text:style-name="T32_1">Data</text:span><text:span text:style-name="T32_2"><text:s/></text:span><text:span text:style-name="T32_3">de</text:span><text:span text:style-name="T32_4"><text:s/></text:span><text:span text:style-name="T32_5">Nascimento</text:span></text:p>
          </table:table-cell>
          <table:table-cell table:style-name="Cell30">
            <text:p text:style-name="P33"><text:span text:style-name="T33_1">numérico</text:span></text:p>
          </table:table-cell>
          <table:table-cell table:style-name="Cell31">
            <text:p text:style-name="P34"><text:span text:style-name="T34_1">a</text:span><text:span text:style-name="T34_2">)</text:span><text:span text:style-name="T34_3"><text:s text:c="2"/><text:tab/></text:span><text:span text:style-name="T34_4">Campo</text:span><text:span text:style-name="T34_5"><text:s/></text:span><text:span text:style-name="T34_6">do</text:span><text:span text:style-name="T34_7"><text:s/></text:span><text:span text:style-name="T34_8">tipo</text:span><text:span text:style-name="T34_9"><text:s/></text:span><text:span text:style-name="T34_10">Data</text:span><text:span text:style-name="T34_11">;</text:span></text:p>
            <text:p text:style-name="P35"><text:span text:style-name="T35_1">b</text:span><text:span text:style-name="T35_2">)</text:span><text:span text:style-name="T35_3"><text:s text:c="2"/><text:tab/></text:span><text:span text:style-name="T35_4">Deve</text:span><text:span text:style-name="T35_5"><text:s/></text:span><text:span text:style-name="T35_6">ser</text:span><text:span text:style-name="T35_7"><text:s/></text:span><text:span text:style-name="T35_8">aplicado</text:span><text:span text:style-name="T35_9"><text:s/></text:span><text:span text:style-name="T35_10">uma</text:span><text:span text:style-name="T35_11"><text:s/></text:span><text:span text:style-name="T35_12">máscara</text:span><text:span text:style-name="T35_13"><text:s/></text:span><text:span text:style-name="T35_14">no</text:span><text:span text:style-name="T35_15"><text:s/></text:span><text:span text:style-name="T35_16">formato</text:span><text:span text:style-name="T35_17"><text:s/></text:span><text:span text:style-name="T35_18">DD</text:span><text:span text:style-name="T35_19">/</text:span><text:span text:style-name="T35_20">MM</text:span><text:span text:style-name="T35_21">/</text:span><text:span text:style-name="T35_22">AAAA</text:span></text:p>
            <text:p text:style-name="P36"><text:span text:style-name="T36_1">c</text:span><text:span text:style-name="T36_2">)</text:span><text:span text:style-name="T36_3"><text:s text:c="7"/></text:span><text:span text:style-name="T36_4">Não</text:span><text:span text:style-name="T36_5"><text:s/></text:span><text:span text:style-name="T36_6">pode</text:span><text:span text:style-name="T36_7"><text:s/></text:span><text:span text:style-name="T36_8">ser</text:span><text:span text:style-name="T36_9"><text:s/></text:span><text:span text:style-name="T36_10">inserido</text:span><text:span text:style-name="T36_11"><text:s/></text:span><text:span text:style-name="T36_12">uma</text:span><text:span text:style-name="T36_13"><text:s/></text:span><text:span text:style-name="T36_14">data</text:span><text:span text:style-name="T36_15"><text:s/></text:span><text:span text:style-name="T36_16">maior</text:span><text:span text:style-name="T36_17"><text:s/></text:span><text:span text:style-name="T36_18">ou</text:span><text:span text:style-name="T36_19"><text:s/></text:span><text:span text:style-name="T36_20">igual</text:span><text:span text:style-name="T36_21"><text:s/></text:span><text:span text:style-name="T36_22">que</text:span><text:span text:style-name="T36_23"><text:s/></text:span><text:span text:style-name="T36_24">a</text:span><text:span text:style-name="T36_25"><text:s/></text:span><text:span text:style-name="T36_26">atual</text:span><text:span text:style-name="T36_27">.</text:span></text:p>
          </table:table-cell>
          <table:table-cell table:style-name="Cell32">
            <text:p text:style-name="P37"/>
          </table:table-cell>
        </table:table-row>
        <table:table-row table:style-name="Row9">
          <table:table-cell table:style-name="Cell33">
            <text:p text:style-name="P38"><text:span text:style-name="T38_1">*</text:span><text:span text:style-name="T38_2">CPF</text:span><text:span text:style-name="T38_3"><text:s text:c="2"/></text:span></text:p>
          </table:table-cell>
          <table:table-cell table:style-name="Cell34">
            <text:p text:style-name="P39"><text:span text:style-name="T39_1">numérico</text:span></text:p>
          </table:table-cell>
          <table:table-cell table:style-name="Cell35">
            <text:p text:style-name="P40"><text:span text:style-name="T40_1">Poderá</text:span><text:span text:style-name="T40_2"><text:s/></text:span><text:span text:style-name="T40_3">ser</text:span><text:span text:style-name="T40_4"><text:s/></text:span><text:span text:style-name="T40_5">usado</text:span><text:span text:style-name="T40_6"><text:s/></text:span><text:span text:style-name="T40_7">além</text:span><text:span text:style-name="T40_8"><text:s/></text:span><text:span text:style-name="T40_9">do</text:span><text:span text:style-name="T40_10"><text:s/></text:span><text:span text:style-name="T40_11">preenchimento</text:span><text:span text:style-name="T40_12"><text:s/></text:span><text:span text:style-name="T40_13">de</text:span><text:span text:style-name="T40_14"><text:s/>3<text:s/></text:span><text:span text:style-name="T40_15">caracteres</text:span><text:span text:style-name="T40_16"><text:s/></text:span><text:span text:style-name="T40_17">numéricos</text:span><text:span text:style-name="T40_18"><text:s/></text:span><text:span text:style-name="T40_19">entre</text:span><text:span text:style-name="T40_20"><text:s/></text:span><text:span text:style-name="T40_21">os</text:span><text:span text:style-name="T40_22"><text:s/></text:span><text:span text:style-name="T40_23">pontos</text:span><text:span text:style-name="T40_24">,<text:s/></text:span><text:span text:style-name="T40_25">o</text:span><text:span text:style-name="T40_26"><text:s/></text:span><text:span text:style-name="T40_27">cálculo</text:span><text:span text:style-name="T40_28"><text:s/></text:span><text:span text:style-name="T40_29">para</text:span><text:span text:style-name="T40_30"><text:s/></text:span><text:span text:style-name="T40_31">conferir</text:span><text:span text:style-name="T40_32"><text:s/></text:span><text:span text:style-name="T40_33">os</text:span><text:span text:style-name="T40_34"><text:s/>2<text:s/></text:span><text:span text:style-name="T40_35">dígitos</text:span><text:span text:style-name="T40_36"><text:s/></text:span><text:span text:style-name="T40_37">verificadores</text:span><text:span text:style-name="T40_38">.<text:s/></text:span><text:span text:style-name="T40_39">Número</text:span><text:span text:style-name="T40_40"><text:s/></text:span><text:span text:style-name="T40_41">de</text:span><text:span text:style-name="T40_42"><text:s/></text:span><text:span text:style-name="T40_43">caracteres</text:span><text:span text:style-name="T40_44">:<text:s/>11.</text:span></text:p>
          </table:table-cell>
          <table:table-cell table:style-name="Cell36">
            <text:p text:style-name="P41"><text:span text:style-name="T41_1">X</text:span></text:p>
          </table:table-cell>
        </table:table-row>
        <table:table-row table:style-name="Row10">
          <table:table-cell table:style-name="Cell37">
            <text:p text:style-name="P42"><text:span text:style-name="T42_1">*</text:span><text:span text:style-name="T42_2">RG</text:span></text:p>
          </table:table-cell>
          <table:table-cell table:style-name="Cell38">
            <text:p text:style-name="P43"><text:span text:style-name="T43_1">alfanumérico</text:span></text:p>
          </table:table-cell>
          <table:table-cell table:style-name="Cell39">
            <text:p text:style-name="P44"><text:span text:style-name="T44_1">Máximo</text:span><text:span text:style-name="T44_2"><text:s/>15<text:s/></text:span><text:span text:style-name="T44_3">caracteres</text:span><text:span text:style-name="T44_4"><text:s/></text:span><text:span text:style-name="T44_5">alfanuméricos</text:span></text:p>
          </table:table-cell>
          <table:table-cell table:style-name="Cell40">
            <text:p text:style-name="P45"><text:span text:style-name="T45_1">X</text:span></text:p>
          </table:table-cell>
        </table:table-row>
        <table:table-row table:style-name="Row11">
          <table:table-cell table:style-name="Cell41">
            <text:p text:style-name="P46"><text:span text:style-name="T46_1">Órgão</text:span><text:span text:style-name="T46_2"><text:s/></text:span><text:span text:style-name="T46_3">Expedidor</text:span><text:span text:style-name="T46_4"><text:s/></text:span><text:span text:style-name="T46_5">RG</text:span></text:p>
          </table:table-cell>
          <table:table-cell table:style-name="Cell42">
            <text:p text:style-name="P47"><text:span text:style-name="T47_1">alfanumérico</text:span></text:p>
          </table:table-cell>
          <table:table-cell table:style-name="Cell43">
            <text:p text:style-name="P48"><text:span text:style-name="T48_1">caracteres</text:span><text:span text:style-name="T48_2"><text:s/></text:span><text:span text:style-name="T48_3">alfanuméricos</text:span></text:p>
          </table:table-cell>
          <table:table-cell table:style-name="Cell44">
            <text:p text:style-name="P49"/>
          </table:table-cell>
        </table:table-row>
        <table:table-row table:style-name="Row12">
          <table:table-cell table:style-name="Cell45">
            <text:p text:style-name="P50"><text:span text:style-name="T50_1"><text:s text:c="2"/></text:span><text:span text:style-name="T50_2">Naturalidade</text:span></text:p>
          </table:table-cell>
          <table:table-cell table:style-name="Cell46">
            <text:p text:style-name="P51"><text:span text:style-name="T51_1">alfabético</text:span></text:p>
          </table:table-cell>
          <table:table-cell table:style-name="Cell47">
            <text:p text:style-name="P52"><text:span text:style-name="T52_1">Caracteres</text:span><text:span text:style-name="T52_2"><text:s/></text:span><text:span text:style-name="T52_3">alfabéticos</text:span></text:p>
          </table:table-cell>
          <table:table-cell table:style-name="Cell48">
            <text:p text:style-name="P53"/>
          </table:table-cell>
        </table:table-row>
        <table:table-row table:style-name="Row13">
          <table:table-cell table:style-name="Cell49">
            <text:p text:style-name="P54"><text:span text:style-name="T54_1"><text:s text:c="2"/></text:span><text:span text:style-name="T54_2">UF</text:span></text:p>
          </table:table-cell>
          <table:table-cell table:style-name="Cell50">
            <text:p text:style-name="P55"><text:span text:style-name="T55_1">alfabético</text:span></text:p>
          </table:table-cell>
          <table:table-cell table:style-name="Cell51">
            <text:p text:style-name="P56"><text:span text:style-name="T56_1">Campo</text:span><text:span text:style-name="T56_2"><text:s/></text:span><text:span text:style-name="T56_3">do</text:span><text:span text:style-name="T56_4"><text:s/></text:span><text:span text:style-name="T56_5">tipo</text:span><text:span text:style-name="T56_6"><text:s/></text:span><text:span text:style-name="T56_7">Lista</text:span></text:p>
            <text:p text:style-name="P57"><text:span text:style-name="T57_1">2<text:s/></text:span><text:span text:style-name="T57_2">caracteres</text:span><text:span text:style-name="T57_3"><text:s/></text:span><text:span text:style-name="T57_4">alfabéticos</text:span></text:p>
          </table:table-cell>
          <table:table-cell table:style-name="Cell52">
            <text:p text:style-name="P58"/>
          </table:table-cell>
        </table:table-row>
        <table:table-row table:style-name="Row14">
          <table:table-cell table:style-name="Cell53">
            <text:p text:style-name="P59"><text:span text:style-name="T59_1"><text:s text:c="2"/></text:span><text:span text:style-name="T59_2">Nacionalidade</text:span></text:p>
          </table:table-cell>
          <table:table-cell table:style-name="Cell54">
            <text:p text:style-name="P60"><text:span text:style-name="T60_1">alfabético</text:span></text:p>
          </table:table-cell>
          <table:table-cell table:style-name="Cell55">
            <text:p text:style-name="P61"><text:span text:style-name="T61_1">Caracteres</text:span><text:span text:style-name="T61_2"><text:s/></text:span><text:span text:style-name="T61_3">alfabéticos</text:span></text:p>
          </table:table-cell>
          <table:table-cell table:style-name="Cell56">
            <text:p text:style-name="P62"/>
          </table:table-cell>
        </table:table-row>
        <table:table-row table:style-name="Row15">
          <table:table-cell table:style-name="Cell57">
            <text:p text:style-name="P63"><text:span text:style-name="T63_1"><text:s text:c="2"/></text:span><text:span text:style-name="T63_2">Estado</text:span><text:span text:style-name="T63_3"><text:s/></text:span><text:span text:style-name="T63_4">Civil</text:span></text:p>
          </table:table-cell>
          <table:table-cell table:style-name="Cell58">
            <text:p text:style-name="P64"><text:span text:style-name="T64_1">Select</text:span></text:p>
          </table:table-cell>
          <table:table-cell table:style-name="Cell59">
            <text:p text:style-name="P65"><text:span text:style-name="T65_1">Uma</text:span><text:span text:style-name="T65_2"><text:s/></text:span><text:span text:style-name="T65_3">das</text:span><text:span text:style-name="T65_4"><text:s/></text:span><text:span text:style-name="T65_5">Opções</text:span><text:span text:style-name="T65_6"><text:s/></text:span><text:span text:style-name="T65_7">deve</text:span><text:span text:style-name="T65_8"><text:s/></text:span><text:span text:style-name="T65_9">ser</text:span><text:span text:style-name="T65_10"><text:s/></text:span><text:span text:style-name="T65_11">selecionada</text:span><text:span text:style-name="T65_12">:<text:s/></text:span><text:span text:style-name="T65_13">solteiro</text:span><text:span text:style-name="T65_14">,<text:s/></text:span><text:span text:style-name="T65_15">casado</text:span><text:span text:style-name="T65_16">,<text:s/></text:span><text:span text:style-name="T65_17">viúvo</text:span><text:span text:style-name="T65_18">,<text:s/></text:span><text:span text:style-name="T65_19">separado</text:span><text:span text:style-name="T65_20">,<text:s/></text:span><text:span text:style-name="T65_21">divorciado</text:span><text:span text:style-name="T65_22">,<text:s/></text:span><text:span text:style-name="T65_23">união</text:span><text:span text:style-name="T65_24"><text:s/></text:span><text:span text:style-name="T65_25">estável</text:span><text:span text:style-name="T65_26">.</text:span></text:p>
          </table:table-cell>
          <table:table-cell table:style-name="Cell60">
            <text:p text:style-name="P66"/>
          </table:table-cell>
        </table:table-row>
        <table:table-row table:style-name="Row16">
          <table:table-cell table:style-name="Cell61">
            <text:p text:style-name="P67"><text:span text:style-name="T67_1"><text:s/></text:span><text:span text:style-name="T67_2">Telefone</text:span><text:span text:style-name="T67_3"><text:s/>1</text:span></text:p>
          </table:table-cell>
          <table:table-cell table:style-name="Cell62">
            <text:p text:style-name="P68"><text:span text:style-name="T68_1">numérico</text:span></text:p>
          </table:table-cell>
          <table:table-cell table:style-name="Cell63">
            <text:p text:style-name="P69"><text:span text:style-name="T69_1">10<text:s/></text:span><text:span text:style-name="T69_2">caracteres</text:span><text:span text:style-name="T69_3"><text:s/></text:span><text:span text:style-name="T69_4">numéricos</text:span><text:span text:style-name="T69_5"><text:s/></text:span><text:span text:style-name="T69_6">separados</text:span><text:span text:style-name="T69_7"><text:s/></text:span><text:span text:style-name="T69_8">por</text:span><text:span text:style-name="T69_9"><text:s/>2<text:s/>+8</text:span></text:p>
          </table:table-cell>
          <table:table-cell table:style-name="Cell64">
            <text:p text:style-name="P70"/>
          </table:table-cell>
        </table:table-row>
        <table:table-row table:style-name="Row17">
          <table:table-cell table:style-name="Cell65">
            <text:p text:style-name="P71"><text:span text:style-name="T71_1"><text:s text:c="2"/></text:span><text:span text:style-name="T71_2">Informações</text:span><text:span text:style-name="T71_3"><text:s/></text:span><text:span text:style-name="T71_4">Complementares</text:span></text:p>
          </table:table-cell>
          <table:table-cell table:style-name="Cell66">
            <text:p text:style-name="P72"><text:span text:style-name="T72_1">alfanumérico</text:span></text:p>
          </table:table-cell>
          <table:table-cell table:style-name="Cell67">
            <text:p text:style-name="P73"><text:span text:style-name="T73_1">Campo</text:span><text:span text:style-name="T73_2"><text:s/></text:span><text:span text:style-name="T73_3">sem</text:span><text:span text:style-name="T73_4"><text:s/></text:span><text:span text:style-name="T73_5">espaço</text:span><text:span text:style-name="T73_6"><text:s/></text:span><text:span text:style-name="T73_7">definido</text:span><text:span text:style-name="T73_8"><text:s/></text:span><text:span text:style-name="T73_9">para</text:span><text:span text:style-name="T73_10"><text:s/></text:span><text:span text:style-name="T73_11">descrição</text:span><text:span text:style-name="T73_12"><text:s/></text:span><text:span text:style-name="T73_13">de</text:span><text:span text:style-name="T73_14"><text:s/></text:span><text:span text:style-name="T73_15">caracteres</text:span><text:span text:style-name="T73_16"><text:s/></text:span><text:span text:style-name="T73_17">alfanuméricos</text:span><text:span text:style-name="T73_18">.</text:span></text:p>
          </table:table-cell>
          <table:table-cell table:style-name="Cell68">
            <text:p text:style-name="P7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